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e03b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e03b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de:</text:span></text:p>
      <text:p text:style-name="P1"/>
      <text:p text:style-name="P1">SELECT customers.customer_id, customers.customer_name, orders.order_id, orders.order_date</text:p>
      <text:p text:style-name="Standard">FROM customers</text:p>
      <text:p text:style-name="Standard">LEFT JOIN orders ON customers.customer_id = orders.customer_id</text:p>
      <text:p text:style-name="Standard">INNER JOIN (</text:p>
      <text:p text:style-name="Standard"><text:s text:c="4"/>SELECT DISTINCT customer_id</text:p>
      <text:p text:style-name="Standard"><text:s text:c="4"/>FROM customers</text:p>
      <text:p text:style-name="Standard"><text:s text:c="4"/>WHERE region = 'specified_region'</text:p>
      <text:p text:style-name="Standard">) AS specified_customers ON customers.customer_id = specified_customers.customer_id;</text:p>
      <text:p text:style-name="Standard"/>
      <text:p text:style-name="Text_20_body">In this query:</text:p>
      <text:list xml:id="list1039742250" text:style-name="L1">
        <text:list-item>
          <text:p text:style-name="P3"><text:span text:style-name="Source_20_Text">customers</text:span> and <text:span text:style-name="Source_20_Text">orders</text:span> are the tables we are querying.</text:p>
        </text:list-item>
        <text:list-item>
          <text:p text:style-name="P3"><text:span text:style-name="Source_20_Text">INNER JOIN</text:span> is used to combine <text:span text:style-name="Source_20_Text">customers</text:span> and <text:span text:style-name="Source_20_Text">orders</text:span> tables based on <text:span text:style-name="Source_20_Text">customer_id</text:span>.</text:p>
        </text:list-item>
        <text:list-item>
          <text:p text:style-name="P3"><text:span text:style-name="Source_20_Text">LEFT JOIN</text:span> ensures that all customers are included, even if they don't have corresponding orders.</text:p>
        </text:list-item>
        <text:list-item>
          <text:p text:style-name="P3"><text:span text:style-name="Source_20_Text">SELECT DISTINCT customer_id</text:span> in the subquery <text:span text:style-name="Source_20_Text">(specified_customers)</text:span> filters customers based on a specified region.</text:p>
        </text:list-item>
        <text:list-item>
          <text:p text:style-name="P2">Replace <text:span text:style-name="Source_20_Text">'specified_region'</text:span> with the actual region you are interested in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21:53.421843622</meta:creation-date>
    <dc:date>2024-06-23T21:25:54.239730975</dc:date>
    <meta:editing-duration>PT4M1S</meta:editing-duration>
    <meta:editing-cycles>1</meta:editing-cycles>
    <meta:document-statistic meta:table-count="0" meta:image-count="0" meta:object-count="0" meta:page-count="1" meta:paragraph-count="15" meta:word-count="103" meta:character-count="782" meta:non-whitespace-character-count="687"/>
    <meta:generator>LibreOffice/7.3.7.2$Linux_X86_64 LibreOffice_project/30$Build-2</meta:generator>
  </office:meta>
</office:document-meta>
</file>